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1188in" style:rel-column-width="10475*"/>
    </style:style>
    <style:style style:name="TABLA_5f_BIENES.C" style:display-name="TABLA_BIENES.C" style:family="table-column">
      <style:table-column-properties style:column-width="1.1194in" style:rel-column-width="10486*"/>
    </style:style>
    <style:style style:name="TABLA_5f_BIENES.D" style:display-name="TABLA_BIENES.D" style:family="table-column">
      <style:table-column-properties style:column-width="1.1257in" style:rel-column-width="10545*"/>
    </style:style>
    <style:style style:name="TABLA_5f_BIENES.F" style:display-name="TABLA_BIENES.F" style:family="table-column">
      <style:table-column-properties style:column-width="1.3951in" style:rel-column-width="13068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F1" style:display-name="TABLA_BIENES.F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none" fo:border-top="none" fo:border-bottom="0.05pt solid #000000"/>
    </style:style>
    <style:style style:name="TABLA_5f_BIENES.F2" style:display-name="TABLA_BIENES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5c50cd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68ecf9" style:font-size-asian="11pt" style:font-size-complex="11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67bf4a" officeooo:paragraph-rsid="0067bf4a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7bf4a" officeooo:paragraph-rsid="0067bf4a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d8e8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642b25" officeooo:paragraph-rsid="006611b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aed82" officeooo:paragraph-rsid="0068ecf9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503c86" officeooo:paragraph-rsid="0068ecf9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5161d3" officeooo:paragraph-rsid="0068ecf9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68ecf9" style:font-size-asian="11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68ecf9" style:font-name-asian="Arial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officeooo:rsid="00482195" officeooo:paragraph-rsid="00690f97" style:font-size-asian="12pt" style:font-size-complex="12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419c5" style:font-name-asian="Arial" style:font-weight-asian="bold" style:font-name-complex="Arial" style:font-weight-complex="bold"/>
    </style:style>
    <style:style style:name="T7" style:family="text">
      <style:text-properties fo:font-weight="bold" officeooo:rsid="006859f0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T10" style:family="text">
      <style:text-properties fo:font-size="10pt" officeooo:rsid="00642b25" style:font-size-asian="10pt" style:font-size-complex="10pt"/>
    </style:style>
    <style:style style:name="T11" style:family="text">
      <style:text-properties fo:font-weight="normal" officeooo:rsid="005419c5" style:font-name-asian="Arial" style:font-weight-asian="normal" style:font-name-complex="Ari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1pt" officeooo:rsid="00503c86" style:font-name-asian="Arial" style:font-size-asian="11pt" style:font-name-complex="Arial" style:font-size-complex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8">Teatro Nacional Cervantes</text:p>
      <text:p text:style-name="P7">Detalle de Recepción</text:p>
      <text:p text:style-name="P1"/>
      <text:p text:style-name="P6"><text:span text:style-name="T3">Fecha </text:span><text:span text:style-name="T4">actual</text:span><text:span text:style-name="T8">: [FECHA]<text:tab/><text:tab/></text:span></text:p>
      <text:p text:style-name="P19"/>
      <text:p text:style-name="P6"><text:span text:style-name="T5">Numero de recepción</text:span><text:span text:style-name="T8">: </text:span><text:span text:style-name="T9">[NUMERO_DE_RECEPCION]</text:span></text:p>
      <text:section text:style-name="Sect1" text:name="Section1">
        <text:p text:style-name="P21"/>
        <text:p text:style-name="P22"><text:span text:style-name="T2">Fecha:</text:span> [FECHA_DE_RECEPCION]</text:p>
      </text:section>
      <text:p text:style-name="P3"/>
      <text:p text:style-name="P24"><text:span text:style-name="T12">Documento Principal </text:span></text:p>
      <text:p text:style-name="P24"><text:span text:style-name="T13">Tipo de documento: [TIPO]<text:tab/>Numero: [DOCUMENTO_PRINCIPAL]</text:span></text:p>
      <text:p text:style-name="P20"/>
      <text:p text:style-name="P23"/>
      <text:p text:style-name="P23">Bienes de consumo</text:p>
      <text:p text:style-name="P2"/>
      <table:table table:name="TABLA_BIENES" table:style-name="TABLA_5f_BIENES">
        <table:table-column table:style-name="TABLA_5f_BIENES.A" table:number-columns-repeated="2"/>
        <table:table-column table:style-name="TABLA_5f_BIENES.C"/>
        <table:table-column table:style-name="TABLA_5f_BIENES.D"/>
        <table:table-column table:style-name="TABLA_5f_BIENES.C"/>
        <table:table-column table:style-name="TABLA_5f_BIENES.F"/>
        <table:table-row table:style-name="TABLA_5f_BIENES.1">
          <table:table-cell table:style-name="TABLA_5f_BIENES.A1" office:value-type="string">
            <text:p text:style-name="P11">Clase</text:p>
          </table:table-cell>
          <table:table-cell table:style-name="TABLA_5f_BIENES.A1" office:value-type="string">
            <text:p text:style-name="P9">Codigo</text:p>
          </table:table-cell>
          <table:table-cell table:style-name="TABLA_5f_BIENES.A1" office:value-type="string">
            <text:p text:style-name="P9">Nombre</text:p>
          </table:table-cell>
          <table:table-cell table:style-name="TABLA_5f_BIENES.A1" office:value-type="string">
            <text:p text:style-name="P9">Cantidad</text:p>
          </table:table-cell>
          <table:table-cell table:style-name="TABLA_5f_BIENES.A1" office:value-type="string">
            <text:p text:style-name="P9">Cost<text:span text:style-name="T1">o unitario</text:span></text:p>
          </table:table-cell>
          <table:table-cell table:style-name="TABLA_5f_BIENES.F1" office:value-type="string">
            <text:p text:style-name="P10">Costo total</text:p>
          </table:table-cell>
        </table:table-row>
        <table:table-row table:style-name="TABLA_5f_BIENES.1">
          <table:table-cell table:style-name="TABLA_5f_BIENES.A2" office:value-type="string">
            <text:p text:style-name="P15">[CLASE]</text:p>
          </table:table-cell>
          <table:table-cell table:style-name="TABLA_5f_BIENES.B2" office:value-type="string">
            <text:p text:style-name="P12">[CODIGO]</text:p>
          </table:table-cell>
          <table:table-cell table:style-name="TABLA_5f_BIENES.C2" office:value-type="string">
            <text:p text:style-name="P14">[NOMBRE]</text:p>
          </table:table-cell>
          <table:table-cell table:style-name="TABLA_5f_BIENES.D2" office:value-type="string">
            <text:p text:style-name="P14">[CANTIDAD]</text:p>
          </table:table-cell>
          <table:table-cell table:style-name="TABLA_5f_BIENES.E2" office:value-type="string">
            <text:p text:style-name="P14">[COSTO]</text:p>
          </table:table-cell>
          <table:table-cell table:style-name="TABLA_5f_BIENES.F2" office:value-type="string">
            <text:p text:style-name="P13">[COSTO_TOTAL]</text:p>
          </table:table-cell>
        </table:table-row>
      </table:table>
      <text:p text:style-name="P4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Total general: <text:span text:style-name="T10">[TOTAL_GENERAL]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15:10:21.083959814</dc:date>
    <meta:generator>LibreOffice/4.4.6.3$Linux_X86_64 LibreOffice_project/40m0$Build-3</meta:generator>
    <meta:editing-duration>PT21H3M51S</meta:editing-duration>
    <meta:editing-cycles>73</meta:editing-cycles>
    <dc:creator>gsantacruz </dc:creator>
    <meta:document-statistic meta:table-count="2" meta:image-count="1" meta:object-count="0" meta:page-count="1" meta:paragraph-count="21" meta:word-count="43" meta:character-count="362" meta:non-whitespace-character-count="337"/>
  </office:meta>
</office:document-meta>
</file>